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Roboto Mono" svg:font-family="'Roboto Mono', monospace"/>
  </office:font-face-decls>
  <office:automatic-styles>
    <style:style style:name="Table1" style:family="table">
      <style:table-properties style:width="6.8278in" table:align="left"/>
    </style:style>
    <style:style style:name="Table1.A" style:family="table-column">
      <style:table-column-properties style:column-width="1.1951in"/>
    </style:style>
    <style:style style:name="Table1.B" style:family="table-column">
      <style:table-column-properties style:column-width="5.6326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able_20_Contents">
      <style:paragraph-properties fo:margin-top="0in" fo:margin-bottom="0in" style:contextual-spacing="false" fo:line-height="120%" fo:text-align="end" style:justify-single-word="false" style:writing-mode="rl-tb"/>
      <style:text-properties fo:font-variant="normal" fo:text-transform="none" fo:color="#333333" loext:opacity="100%" style:text-line-through-style="none" style:text-line-through-type="none" style:text-underline-style="none" style:text-blinking="false" fo:background-color="transparent" style:font-name-complex="Roboto" style:font-size-complex="8.5pt" style:font-style-complex="normal" style:font-weight-complex="bold"/>
    </style:style>
    <style:style style:name="P2" style:family="paragraph" style:parent-style-name="Table_20_Contents">
      <style:paragraph-properties fo:margin-top="0in" fo:margin-bottom="0in" style:contextual-spacing="false" fo:line-height="120%" fo:text-align="end" style:justify-single-word="false" style:writing-mode="rl-tb"/>
      <style:text-properties fo:font-variant="normal" fo:text-transform="none" fo:color="#333333" loext:opacity="100%" style:text-line-through-style="none" style:text-line-through-type="none" style:text-underline-style="none" style:text-blinking="false" fo:background-color="transparent"/>
    </style:style>
    <style:style style:name="P3" style:family="paragraph" style:parent-style-name="Table_20_Contents">
      <style:paragraph-properties fo:margin-top="0in" fo:margin-bottom="0in" style:contextual-spacing="false" fo:line-height="138%" style:writing-mode="lr-tb"/>
    </style:style>
    <style:style style:name="P4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333333" loext:opacity="100%" style:text-line-through-style="none" style:text-line-through-type="none" style:font-name="Roboto" fo:font-size="18.5pt" fo:font-style="normal" style:text-underline-style="none" fo:font-weight="bold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  <style:text-properties fo:font-variant="normal" fo:text-transform="none" fo:color="#333333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text-align="end" style:justify-single-word="false" fo:background-color="#ffffff" style:writing-mode="rl-tb"/>
      <style:text-properties fo:font-variant="normal" fo:text-transform="none" fo:color="#333333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text-align="end" style:justify-single-word="false" fo:background-color="#ffffff" fo:padding="0in" fo:border="none" style:writing-mode="rl-tb"/>
      <style:text-properties fo:font-variant="normal" fo:text-transform="none" fo:color="#333333" loext:opacity="100%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  <style:text-properties fo:font-variant="normal" fo:text-transform="none" fo:color="#333333" loext:opacity="100%" style:text-line-through-style="none" style:text-line-through-type="none" style:font-name="Roboto Mono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text-align="center" style:justify-single-word="false" fo:background-color="#ffffff" style:writing-mode="lr-tb"/>
    </style:style>
    <style:style style:name="P10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text-align="end" style:justify-single-word="false" fo:background-color="#ffffff" style:writing-mode="rl-tb"/>
    </style:style>
    <style:style style:name="P11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text-align="end" style:justify-single-word="false" fo:background-color="#ffffff" fo:padding="0in" fo:border="none" style:writing-mode="rl-tb"/>
    </style:style>
    <style:style style:name="P12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</style:style>
    <style:style style:name="P13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</style:style>
    <style:style style:name="P1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  <style:text-properties fo:font-weight="normal"/>
    </style:style>
    <style:style style:name="T1" style:family="text">
      <style:text-properties style:font-name="Roboto" fo:font-size="8.5pt" fo:font-style="normal" fo:font-weight="bold"/>
    </style:style>
    <style:style style:name="T2" style:family="text">
      <style:text-properties style:font-name="Roboto" fo:font-size="11.5pt" fo:font-style="normal" fo:font-weight="normal"/>
    </style:style>
    <style:style style:name="T3" style:family="text">
      <style:text-properties style:font-name-complex="Roboto" style:font-size-complex="8.5pt" style:font-style-complex="normal" style:font-weight-complex="bold"/>
    </style:style>
    <style:style style:name="T4" style:family="text">
      <style:text-properties style:font-name-complex="Roboto" style:font-size-complex="11.5pt" style:font-style-complex="normal" style:font-weight-complex="normal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Arial" fo:font-size="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333333" loext:opacity="100%" style:text-line-through-style="none" style:text-line-through-type="none" style:font-name="Roboto Mono" fo:font-size="10.5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333333" loext:opacity="100%" style:text-line-through-style="none" style:text-line-through-type="none" style:font-name="Roboto Mono" fo:font-size="10.5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333333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333333" loext:opacity="100%" style:text-line-through-style="none" style:text-line-through-type="none" style:text-underline-style="none" style:text-blinking="false" fo:background-color="transparent" loext:char-shading-value="0" style:font-name-complex="Roboto" style:font-size-complex="11.5pt" style:font-style-complex="normal" style:font-weight-complex="normal"/>
    </style:style>
    <style:style style:name="T10" style:family="text">
      <style:text-properties fo:font-variant="normal" fo:text-transform="none" fo:color="#333333" loext:opacity="100%" style:text-line-through-style="none" style:text-line-through-type="none" style:text-underline-style="none" style:text-blinking="false" fo:background-color="transparent" loext:char-shading-value="0" style:font-weight-complex="normal"/>
    </style:style>
    <style:style style:name="T11" style:family="text">
      <style:text-properties fo:font-variant="normal" fo:text-transform="none" fo:color="#333333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weight="normal"/>
    </style:style>
    <style:style style:name="T13" style:family="text">
      <style:text-properties style:font-name="Roboto Mono" fo:font-size="10.5pt" fo:font-style="normal" fo:font-weight="normal"/>
    </style:style>
    <style:style style:name="T14" style:family="text">
      <style:text-properties style:font-name-complex="Roboto Mono" style:font-size-complex="10.5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9de7d710-7fff-5496-d505-90d1086c2598"/>Management ACL</text:p>
      <text:p text:style-name="P9"> </text:p>
      <text:p text:style-name="P10"> </text:p>
      <table:table table:name="Table1" table:style-name="Table1">
        <table:table-column table:style-name="Table1.A"/>
        <table:table-column table:style-name="Table1.B"/>
        <table:table-row table:style-name="TableLine94290698026000">
          <table:table-cell table:style-name="Table1.A1" office:value-type="string">
            <text:p text:style-name="P1">مربوط به تجهیزات 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0698026000">
          <table:table-cell table:style-name="Table1.A1" office:value-type="string">
            <text:p text:style-name="P2"><text:span text:style-name="T3">نسخه </text:span><text:span text:style-name="T1">Firmware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0698026000">
          <table:table-cell table:style-name="Table1.A1" office:value-type="string">
            <text:p text:style-name="P1">تاریخ تهیه 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0698026000">
          <table:table-cell table:style-name="Table1.A1" office:value-type="string">
            <text:p text:style-name="P1">منابع</text:p>
          </table:table-cell>
          <table:table-cell table:style-name="Table1.A1" office:value-type="string">
            <text:p text:style-name="P3"><text:a xlink:type="simple" xlink:href="https://eltex-co.com/upload/iblock/ecc/MES_Series_user_manual_4.0.16.5_en.pdf" text:style-name="Internet_20_link" text:visited-style-name="Visited_20_Internet_20_Link"><text:span text:style-name="T5">https://eltex-co.com/upload/iblock/ecc/MES_Series_user_manual_4.0.16.5_en.pdf</text:span></text:a></text:p>
            <text:p text:style-name="P3"><text:a xlink:type="simple" xlink:href="https://docs.eltex-co.ru/pages/viewpage.action?pageId=238813217" text:style-name="Internet_20_link" text:visited-style-name="Visited_20_Internet_20_Link"><text:span text:style-name="T5">https://docs.eltex-co.ru/pages/viewpage.action?pageId=238813217</text:span></text:a></text:p>
          </table:table-cell>
        </table:table-row>
      </table:table>
      <text:p text:style-name="P10"> </text:p>
      <text:p text:style-name="P10"> </text:p>
      <text:p text:style-name="P6"><text:span text:style-name="T4">دسترسی به سوئیچ می تواند توسط </text:span><text:span text:style-name="T2">Management ACL </text:span><text:span text:style-name="T4">محدود شود </text:span><text:span text:style-name="T2">.</text:span></text:p>
      <text:p text:style-name="P12"> </text:p>
      <text:p text:style-name="P6"><text:span text:style-name="T4">مثال زیر برای بستن دسترسی به غیر از </text:span><text:span text:style-name="T2">IP:192.168.2.1 :</text:span></text:p>
      <text:p text:style-name="P6"><text:span text:style-name="T2">1.</text:span><text:span text:style-name="T4">ساختن </text:span><text:span text:style-name="T2">Management ACL </text:span><text:span text:style-name="T4">جهت مشخص کردن </text:span><text:span text:style-name="T2">source IP .</text:span></text:p>
      <text:p text:style-name="P10"> </text:p>
      <text:p text:style-name="P14"><text:span text:style-name="T6">console#</text:span><text:span text:style-name="T8"> </text:span><text:span text:style-name="T7">configure</text:span></text:p>
      <text:p text:style-name="P14"><text:span text:style-name="T6">console(Config)# </text:span><text:span text:style-name="T7">management access-list MGMT</text:span></text:p>
      <text:p text:style-name="P14"><text:span text:style-name="T6">console(config-macal)# </text:span><text:span text:style-name="T7">permit ip-source 192.168.2.1</text:span></text:p>
      <text:p text:style-name="P14"><text:span text:style-name="T6">console(config-macal)# </text:span><text:span text:style-name="T7">exit</text:span></text:p>
      <text:p text:style-name="P13"> </text:p>
      <text:p text:style-name="P6"><text:span text:style-name="T4">با استفاده از </text:span><text:span text:style-name="T2">permit/deny </text:span><text:span text:style-name="T4">میتوان موارد زیر را جهت محدودیت استفاده کرد</text:span><text:span text:style-name="T2">.</text:span></text:p>
      <text:p text:style-name="P5">ethernet - by port</text:p>
      <text:p text:style-name="P5">port-channel - by port group</text:p>
      <text:p text:style-name="P5">ip-source - by IP address</text:p>
      <text:p text:style-name="P5">vlan - by VLAN number</text:p>
      <text:p text:style-name="P13"> </text:p>
      <text:p text:style-name="P11"><text:span text:style-name="T9">پروتکل های قابل پشتیبانی</text:span><text:span text:style-name="T10"> </text:span><text:span text:style-name="T11">:</text:span></text:p>
      <text:p text:style-name="P5">service {any, http, https, snmp, sntp, ssh, telnet, tftp}</text:p>
      <text:p text:style-name="P7"><text:span text:style-name="T4">مثال</text:span><text:span text:style-name="T2">:</text:span></text:p>
      <text:p text:style-name="P13"> </text:p>
      <text:p text:style-name="P7"><text:span text:style-name="T4">دستور زیر صرفا </text:span><text:span text:style-name="T2">snmp  </text:span><text:span text:style-name="T4">را جهت مدیریت باز میکند و سایر موارد رو غیر فعال میکند </text:span><text:span text:style-name="T2">.</text:span></text:p>
      <text:p text:style-name="P14"><text:span text:style-name="T6">(config-macal)# </text:span><text:span text:style-name="T7">permit service snmp</text:span></text:p>
      <text:p text:style-name="P13"> </text:p>
      <text:p text:style-name="P7"><text:soft-page-break/><text:span text:style-name="T4">دستور زیر صرفا از طریق </text:span><text:span text:style-name="T2">IP </text:span><text:span text:style-name="T4">فوق اجازه مدیریت سوییچ را میدهد </text:span><text:span text:style-name="T2">.</text:span></text:p>
      <text:p text:style-name="P14"><text:span text:style-name="T6">(config-macal)# </text:span><text:span text:style-name="T7">permit ip-source 192.168.2.1</text:span></text:p>
      <text:p text:style-name="P13"> </text:p>
      <text:p text:style-name="P7"><text:span text:style-name="T4">دستور زیر صرفا دسترسی از طریق </text:span><text:span text:style-name="T2">telnet  </text:span><text:span text:style-name="T4">را فقط از طریق </text:span><text:span text:style-name="T2">vlan 1  </text:span><text:span text:style-name="T4">امکان میدهد</text:span><text:span text:style-name="T2">.</text:span></text:p>
      <text:p text:style-name="P14"><text:span text:style-name="T6">(config-macal)# </text:span><text:span text:style-name="T7">permit vlan 1 service telnet</text:span></text:p>
      <text:p text:style-name="P13"> </text:p>
      <text:p text:style-name="P7"><text:span text:style-name="T4">در مثال زیر از طریق </text:span><text:span text:style-name="T2">ethernet 1/0/1  </text:span><text:span text:style-name="T4">سرویس  </text:span><text:span text:style-name="T2">ssh  </text:span><text:span text:style-name="T4">قابل دسترسی میباشد</text:span><text:span text:style-name="T2">.</text:span></text:p>
      <text:p text:style-name="P14"><text:span text:style-name="T6">(config-macal)# </text:span><text:span text:style-name="T7">permit ethernet 1/0/1 service ssh</text:span></text:p>
      <text:p text:style-name="P13"> </text:p>
      <text:p text:style-name="P7"><text:span text:style-name="T2">2.</text:span><text:span text:style-name="T4">نحوع اعمال  </text:span><text:span text:style-name="T2">Management ACL .</text:span></text:p>
      <text:p text:style-name="P11"> </text:p>
      <text:p text:style-name="P14"><text:span text:style-name="T6">console(Config)# </text:span><text:span text:style-name="T7">management access-class MGMT</text:span></text:p>
      <text:p text:style-name="P11"> </text:p>
      <text:p text:style-name="P7"><text:span text:style-name="T4">با استفاده از دستورات زیر میتوان اطلاعات  </text:span><text:span text:style-name="T2">access-list </text:span><text:span text:style-name="T4">های  ساخته شده و اعمال شده را مشاهده کرد</text:span><text:span text:style-name="T2">.</text:span></text:p>
      <text:p text:style-name="P14"><text:span text:style-name="T6">console#</text:span><text:span text:style-name="T8"> </text:span><text:span text:style-name="T7">show management access-list</text:span></text:p>
      <text:p text:style-name="P8">List Name...................................... MGMT</text:p>
      <text:p text:style-name="P8">List Admin Mode................................ Enabled</text:p>
      <text:p text:style-name="P8">Packets Filtered............................... 0</text:p>
      <text:p text:style-name="P13"> </text:p>
      <text:p text:style-name="P8">Rules:</text:p>
      <text:p text:style-name="P8">permit ip-source 192.168.2.1 mask 255.255.255.255 priority 1</text:p>
      <text:p text:style-name="P8">NOTE: All other access is implicitly denied.</text:p>
      <text:p text:style-name="P13"> </text:p>
      <text:p text:style-name="P14"><text:span text:style-name="T6">console# </text:span><text:span text:style-name="T7">show management access-class</text:span></text:p>
      <text:p text:style-name="P8">Management access-class is enabled, using access list MGMT.</text:p>
      <text:p text:style-name="P7"><text:span text:style-name="T14">جهت حذف لغو </text:span><text:span text:style-name="T13">access list MGMT </text:span><text:span text:style-name="T14">از دستور زیر می بایست استفاده کرد</text:span><text:span text:style-name="T13">.</text:span></text:p>
      <text:p text:style-name="P14"><text:span text:style-name="T6">console(config)# </text:span><text:span text:style-name="T7">no management access­- class</text:span></text:p>
      <text:p text:style-name="Text_20_body"><text:span text:style-name="T12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1:08:54.075937346</meta:creation-date>
    <dc:date>2022-07-11T22:26:53.124851710</dc:date>
    <meta:editing-duration>PT1H7M49S</meta:editing-duration>
    <meta:editing-cycles>1</meta:editing-cycles>
    <meta:document-statistic meta:table-count="1" meta:image-count="0" meta:object-count="0" meta:page-count="2" meta:paragraph-count="62" meta:word-count="264" meta:character-count="1888" meta:non-whitespace-character-count="1641"/>
    <meta:generator>LibreOffice/7.3.4.2$Linux_X86_64 LibreOffice_project/30$Build-2</meta:generator>
  </office:meta>
</office:document-meta>
</file>